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DDDDD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DAE3F3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B4C7E7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DAE3F3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double #000000" style:vertical-align="automatic" fo:background-color="#C5E0B4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B4C7E7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DAE3F3" style:repeat-content="false"/>
      <style:paragraph-properties fo:text-align="center"/>
    </style:style>
    <style:style style:name="ce11" style:family="table-cell" style:parent-style-name="Is0" style:data-style-name="N0">
      <style:table-cell-properties fo:border="thin solid #000000" style:vertical-align="automatic" fo:background-color="#B4C7DC" style:cell-protect="protected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uble #000000" fo:border-bottom="thin double #000000" fo:border-left="thin double #000000" fo:border-right="none" style:vertical-align="automatic" fo:background-color="#C5E0B4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C5E0B4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#C5E0B4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automatic" fo:wrap-option="wrap" fo:background-color="#DAE3F3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automatic" fo:background-color="#C5E0B4" style:repeat-content="false"/>
      <style:paragraph-properties fo:text-align="center"/>
    </style:style>
    <style:style style:name="co1" style:family="table-column">
      <style:table-column-properties fo:break-before="auto" style:column-width="5.92666666666667cm"/>
    </style:style>
    <style:style style:name="co2" style:family="table-column">
      <style:table-column-properties fo:break-before="auto" style:column-width="0.723194444444444cm"/>
    </style:style>
    <style:style style:name="co3" style:family="table-column">
      <style:table-column-properties fo:break-before="auto" style:column-width="4.56847222222222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DAE3F3" style:repeat-content="false"/>
      <style:paragraph-properties fo:text-align="center"/>
      <style:map style:condition="of:cell-content()=0" style:apply-style-name="cf2"/>
      <style:map style:condition="of:cell-content()=1" style:apply-style-name="cf3"/>
      <style:map style:condition="of:cell-content()=&quot;x&quot;" style:apply-style-name="cf1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B4C7E7" style:repeat-content="false"/>
      <style:paragraph-properties fo:text-align="center"/>
      <style:map style:condition="of:cell-content()=0" style:apply-style-name="cf2"/>
      <style:map style:condition="of:cell-content()=1" style:apply-style-name="cf3"/>
      <style:map style:condition="of:cell-content()=&quot;x&quot;" style:apply-style-name="cf1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DAE3F3" style:repeat-content="false"/>
      <style:paragraph-properties fo:text-align="center"/>
      <style:map style:condition="of:cell-content()=0" style:apply-style-name="cf2"/>
      <style:map style:condition="of:cell-content()=1" style:apply-style-name="cf3"/>
      <style:map style:condition="of:cell-content()=&quot;x&quot;" style:apply-style-name="cf1"/>
    </style:style>
    <style:style style:name="ce20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automatic" fo:wrap-option="wrap" fo:background-color="#DAE3F3" style:repeat-content="false"/>
      <style:paragraph-properties fo:text-align="center"/>
      <style:map style:condition="of:cell-content()=0" style:apply-style-name="cf2"/>
      <style:map style:condition="of:cell-content()=1" style:apply-style-name="cf3"/>
      <style:map style:condition="of:cell-content()=&quot;x&quot;" style:apply-style-name="cf1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2"/>
      <style:map style:condition="of:cell-content()=1" style:apply-style-name="cf3"/>
      <style:map style:condition="of:cell-content()=&quot;x&quot;" style:apply-style-name="cf1"/>
    </style:style>
    <style:style style:name="ce22" style:family="table-cell" style:parent-style-name="Is0" style:data-style-name="N0">
      <style:table-cell-properties fo:border="thin solid #000000" style:vertical-align="automatic" fo:background-color="#B4C7DC" style:cell-protect="protected" style:repeat-content="false"/>
      <style:paragraph-properties fo:text-align="center"/>
      <style:map style:condition="of:cell-content()=0" style:apply-style-name="cf2"/>
      <style:map style:condition="of:cell-content()=1" style:apply-style-name="cf3"/>
      <style:map style:condition="of:cell-content()=&quot;x&quot;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07" table:default-cell-style-name="ce1"/>
        <table:table-column table:style-name="co5" table:number-columns-repeated="15365" table:default-cell-style-name="ce1"/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7">
            <text:p>Int</text:p>
          </table:table-cell>
          <table:table-cell office:value-type="float" office:value="15" table:style-name="ce18">
            <text:p>15</text:p>
          </table:table-cell>
          <table:table-cell office:value-type="float" office:value="14" table:style-name="ce19">
            <text:p>14</text:p>
          </table:table-cell>
          <table:table-cell office:value-type="float" office:value="13" table:style-name="ce18">
            <text:p>13</text:p>
          </table:table-cell>
          <table:table-cell office:value-type="float" office:value="12" table:style-name="ce19">
            <text:p>12</text:p>
          </table:table-cell>
          <table:table-cell office:value-type="float" office:value="11" table:style-name="ce18">
            <text:p>11</text:p>
          </table:table-cell>
          <table:table-cell office:value-type="float" office:value="10" table:style-name="ce19">
            <text:p>10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20">
            <text:p>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6">
            <text:p>Note</text:p>
          </table:table-cell>
          <table:table-cell office:value-type="string" table:number-columns-spanned="9" table:number-rows-spanned="1" table:style-name="ce16">
            <text:p>Input</text:p>
          </table:table-cell>
          <table:covered-table-cell table:number-columns-repeated="8"/>
          <table:table-cell office:value-type="string" table:style-name="ce6">
            <text:p>Output</text:p>
          </table:table-cell>
          <table:table-cell table:style-name="ce1"/>
          <table:table-cell table:number-columns-repeated="16372" table:style-name="ce7"/>
        </table:table-row>
        <table:table-row table:style-name="ro2">
          <table:table-cell office:value-type="string" table:style-name="ce8">
            <text:p>NOP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0">
            <text:p>HALT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0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SWP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0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0">
            <text:p>PUSHA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0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POPA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0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0">
            <text:p>RTRN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0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SUB(L)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0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0">
            <text:p>COMPB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0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NOTA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0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0">
            <text:p>CPY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0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LDD[P/R]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0A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0">
            <text:p>SVD[P/R]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0B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ADD(LA)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0C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0">
            <text:p>SHFT[R/L]L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0D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LITA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0E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LITB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0F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LDA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1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LDB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11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SVA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12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SVB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13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[AND/OR/XOR](L)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14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RTRNI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15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PUSHB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16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POPB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17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PUSHM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18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POPM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19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ADDLB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1A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(Unused, NOP)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00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(Unused, NOP)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0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IF[S/R]A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1B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IF[S/R]M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1C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CALL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1D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JMP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8">
            <text:p>0x1E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(Interrupt)</text:p>
          </table:table-cell>
          <table:table-cell office:value-type="float" office:value="1" table:style-name="ce22">
            <text:p>1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10">
            <text:p>0x1F</text:p>
          </table:table-cell>
          <table:table-cell table:number-columns-repeated="16373"/>
        </table:table-row>
        <table:table-row table:number-rows-repeated="1048539" table:style-name="ro4">
          <table:table-cell table:number-columns-repeated="16384"/>
        </table:table-row>
      </table:table>
      <table:database-ranges>
        <table:database-range table:target-range-address="Sheet1.A4:Sheet1.AMJ37" table:name="__Anonymous_Sheet_DB__0" table:contains-header="false">
          <table:sort>
            <table:sort-by table:field-number="9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61" style:family="table-cell" style:data-style-name="N0">
      <style:table-cell-properties style:vertical-align="automatic" fo:background-color="#BFBFBF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CondFormat_1_1_1" style:family="table-cell" style:data-style-name="N0">
      <style:table-cell-properties style:vertical-align="automatic" fo:background-color="#969696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s0" style:family="table-cell" style:data-style-name="N0">
      <style:table-cell-properties style:vertical-align="automatic" fo:background-color="#B4C7DC"/>
    </style:style>
    <style:style style:name="Is1" style:family="table-cell" style:data-style-name="N0">
      <style:table-cell-properties style:vertical-align="automatic" fo:background-color="#B0D6FF"/>
    </style:style>
    <style:style style:name="IsX" style:family="table-cell" style:data-style-name="N0">
      <style:table-cell-properties style:vertical-align="automatic" fo:background-color="#DDDDD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DDDDDD"/>
      <style:text-properties fo:color="#000000" style:font-family-generic="swiss"/>
    </style:style>
    <style:style style:name="cf2" style:family="table-cell">
      <style:table-cell-properties fo:background-color="#B4C7DC"/>
      <style:text-properties fo:color="#000000" style:font-family-generic="swiss"/>
    </style:style>
    <style:style style:name="cf3" style:family="table-cell">
      <style:table-cell-properties fo:background-color="#B0D6FF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pschilk</dc:creator>
    <meta:creation-date>2021-05-01T10:50:09Z</meta:creation-date>
    <dc:date>2021-05-01T20:14:11Z</dc:date>
    <meta:editing-cycles>6</meta:editing-cycles>
    <meta:editing-duration>PT1579S</meta:editing-duration>
  </office:meta>
</office:document-meta>
</file>